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105.9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43389.657811" calcext:value-type="float">
            <text:p>43389.65781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662.402398" calcext:value-type="float">
            <text:p>7662.4023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444.44" calcext:value-type="float">
            <text:p>444.44</text:p>
          </table:table-cell>
          <table:table-cell office:value-type="float" office:value="6459.406908" calcext:value-type="float">
            <text:p>6459.40690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90.48" calcext:value-type="float">
            <text:p>190.48</text:p>
          </table:table-cell>
          <table:table-cell office:value-type="float" office:value="7142.438668" calcext:value-type="float">
            <text:p>7142.4386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83539.440603" calcext:value-type="float">
            <text:p>83539.4406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12902.988148" calcext:value-type="float">
            <text:p>12902.988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88.89" calcext:value-type="float">
            <text:p>888.89</text:p>
          </table:table-cell>
          <table:table-cell office:value-type="float" office:value="8264.760542" calcext:value-type="float">
            <text:p>8264.7605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.41" calcext:value-type="float">
            <text:p>29.41</text:p>
          </table:table-cell>
          <table:table-cell office:value-type="float" office:value="7674.84506" calcext:value-type="float">
            <text:p>7674.845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65020.958404" calcext:value-type="float">
            <text:p>165020.9584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17994.519809" calcext:value-type="float">
            <text:p>17994.5198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77.78" calcext:value-type="float">
            <text:p>1777.78</text:p>
          </table:table-cell>
          <table:table-cell office:value-type="float" office:value="10039.462102" calcext:value-type="float">
            <text:p>10039.4621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8.82" calcext:value-type="float">
            <text:p>58.82</text:p>
          </table:table-cell>
          <table:table-cell office:value-type="float" office:value="7380.357383" calcext:value-type="float">
            <text:p>7380.3573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*2" office:value-type="float" office:value="256" calcext:value-type="float">
            <text:p>256</text:p>
          </table:table-cell>
          <table:table-cell table:formula="of:=[.C15]*2" office:value-type="float" office:value="864" calcext:value-type="float">
            <text:p>864</text:p>
          </table:table-cell>
          <table:table-cell table:formula="of:=[.D15]*2" office:value-type="float" office:value="8" calcext:value-type="float">
            <text:p>8</text:p>
          </table:table-cell>
          <table:table-cell table:formula="of:=[.E15]*2"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341766.726847" calcext:value-type="float">
            <text:p>341766.72684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256" calcext:value-type="float">
            <text:p>256</text:p>
          </table:table-cell>
          <table:table-cell table:formula="of:=[.C17]" office:value-type="float" office:value="864" calcext:value-type="float">
            <text:p>864</text:p>
          </table:table-cell>
          <table:table-cell table:formula="of:=[.D17]" office:value-type="float" office:value="8" calcext:value-type="float">
            <text:p>8</text:p>
          </table:table-cell>
          <table:table-cell table:formula="of:=[.E17]"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33824.54989" calcext:value-type="float">
            <text:p>33824.5498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256" calcext:value-type="float">
            <text:p>256</text:p>
          </table:table-cell>
          <table:table-cell table:formula="of:=[.C18]" office:value-type="float" office:value="864" calcext:value-type="float">
            <text:p>864</text:p>
          </table:table-cell>
          <table:table-cell table:formula="of:=[.D18]" office:value-type="float" office:value="8" calcext:value-type="float">
            <text:p>8</text:p>
          </table:table-cell>
          <table:table-cell table:formula="of:=[.E18]"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00" calcext:value-type="float">
            <text:p>280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17749.977868" calcext:value-type="float">
            <text:p>17749.9778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7.65" calcext:value-type="float">
            <text:p>117.65</text:p>
          </table:table-cell>
          <table:table-cell office:value-type="float" office:value="8220.095671" calcext:value-type="float">
            <text:p>8220.095671</text:p>
          </table:table-cell>
        </table:table-row>
      </table:table>
      <table:table table:name="32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830033.711512" calcext:value-type="float">
            <text:p>830033.7115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0" calcext:value-type="float">
            <text:p>225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182308.057405" calcext:value-type="float">
            <text:p>182308.0574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50" calcext:value-type="float">
            <text:p>175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95210.685717" calcext:value-type="float">
            <text:p>95210.6857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8009.143509" calcext:value-type="float">
            <text:p>38009.1435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34362.714282" calcext:value-type="float">
            <text:p>34362.7142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82732.657134" calcext:value-type="float">
            <text:p>82732.6571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452202.774396" calcext:value-type="float">
            <text:p>1452202.7743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333309.348594" calcext:value-type="float">
            <text:p>333309.34859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169338.9879" calcext:value-type="float">
            <text:p>169338.98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63099.678731" calcext:value-type="float">
            <text:p>63099.67873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551.194171" calcext:value-type="float">
            <text:p>46551.1941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86561.518468" calcext:value-type="float">
            <text:p>86561.5184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4]" office:value-type="float" office:value="128" calcext:value-type="float">
            <text:p>128</text:p>
          </table:table-cell>
          <table:table-cell table:formula="of:=2*[.C14]" office:value-type="float" office:value="432" calcext:value-type="float">
            <text:p>432</text:p>
          </table:table-cell>
          <table:table-cell table:formula="of:=2*[.D14]" office:value-type="float" office:value="4" calcext:value-type="float">
            <text:p>4</text:p>
          </table:table-cell>
          <table:table-cell table:formula="of:=2*[.E14]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714571.559901" calcext:value-type="float">
            <text:p>2714571.55990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604611.616005" calcext:value-type="float">
            <text:p>604611.6160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03092.771577" calcext:value-type="float">
            <text:p>303092.77157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77131.205293" calcext:value-type="float">
            <text:p>77131.20529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128000" calcext:value-type="float">
            <text:p>128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0048.140242" calcext:value-type="float">
            <text:p>40048.1402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128000" calcext:value-type="float">
            <text:p>128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8570.014065" calcext:value-type="float">
            <text:p>58570.0140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1]" office:value-type="float" office:value="256" calcext:value-type="float">
            <text:p>256</text:p>
          </table:table-cell>
          <table:table-cell table:formula="of:=2*[.C21]" office:value-type="float" office:value="864" calcext:value-type="float">
            <text:p>864</text:p>
          </table:table-cell>
          <table:table-cell table:formula="of:=2*[.D21]" office:value-type="float" office:value="8" calcext:value-type="float">
            <text:p>8</text:p>
          </table:table-cell>
          <table:table-cell table:formula="of:=2*[.E21]" office:value-type="float" office:value="256000" calcext:value-type="float">
            <text:p>2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3]" office:value-type="float" office:value="256" calcext:value-type="float">
            <text:p>256</text:p>
          </table:table-cell>
          <table:table-cell table:formula="of:=[.C23]" office:value-type="float" office:value="864" calcext:value-type="float">
            <text:p>864</text:p>
          </table:table-cell>
          <table:table-cell table:formula="of:=[.D23]" office:value-type="float" office:value="8" calcext:value-type="float">
            <text:p>8</text:p>
          </table:table-cell>
          <table:table-cell table:formula="of:=[.E23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0" calcext:value-type="float">
            <text:p>1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578750.024881" calcext:value-type="float">
            <text:p>578750.02488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49899.725763" calcext:value-type="float">
            <text:p>149899.72576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256000" calcext:value-type="float">
            <text:p>256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69135.157192" calcext:value-type="float">
            <text:p>69135.1571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256000" calcext:value-type="float">
            <text:p>256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6658.57585" calcext:value-type="float">
            <text:p>46658.57585</text:p>
          </table:table-cell>
        </table:table-row>
      </table:table>
      <table:table table:name="6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749590.338166" calcext:value-type="float">
            <text:p>1749590.33816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452880.622199" calcext:value-type="float">
            <text:p>452880.6221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69291.594885" calcext:value-type="float">
            <text:p>369291.59488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114215.911202" calcext:value-type="float">
            <text:p>114215.9112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56940.156019" calcext:value-type="float">
            <text:p>56940.15601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77.61" calcext:value-type="float">
            <text:p>477.61</text:p>
          </table:table-cell>
          <table:table-cell office:value-type="float" office:value="80193.31892" calcext:value-type="float">
            <text:p>80193.318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7]*2" office:value-type="float" office:value="64" calcext:value-type="float">
            <text:p>64</text:p>
          </table:table-cell>
          <table:table-cell table:formula="of:=[.C7]*2" office:value-type="float" office:value="216" calcext:value-type="float">
            <text:p>216</text:p>
          </table:table-cell>
          <table:table-cell table:formula="of:=[.D7]*2" office:value-type="float" office:value="2" calcext:value-type="float">
            <text:p>2</text:p>
          </table:table-cell>
          <table:table-cell table:formula="of:=[.E7]*2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309352.102474" calcext:value-type="float">
            <text:p>2309352.10247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9]" office:value-type="float" office:value="64" calcext:value-type="float">
            <text:p>64</text:p>
          </table:table-cell>
          <table:table-cell table:formula="of:=[.C9]" office:value-type="float" office:value="216" calcext:value-type="float">
            <text:p>216</text:p>
          </table:table-cell>
          <table:table-cell table:formula="of:=[.D9]" office:value-type="float" office:value="2" calcext:value-type="float">
            <text:p>2</text:p>
          </table:table-cell>
          <table:table-cell table:formula="of:=[.E9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00" calcext:value-type="float">
            <text:p>96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569694.470872" calcext:value-type="float">
            <text:p>569694.47087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0]" office:value-type="float" office:value="64" calcext:value-type="float">
            <text:p>64</text:p>
          </table:table-cell>
          <table:table-cell table:formula="of:=[.C10]" office:value-type="float" office:value="216" calcext:value-type="float">
            <text:p>216</text:p>
          </table:table-cell>
          <table:table-cell table:formula="of:=[.D10]" office:value-type="float" office:value="2" calcext:value-type="float">
            <text:p>2</text:p>
          </table:table-cell>
          <table:table-cell table:formula="of:=[.E10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200" calcext:value-type="float">
            <text:p>11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14414.435843" calcext:value-type="float">
            <text:p>314414.43584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1]" office:value-type="float" office:value="64" calcext:value-type="float">
            <text:p>64</text:p>
          </table:table-cell>
          <table:table-cell table:formula="of:=[.C11]" office:value-type="float" office:value="216" calcext:value-type="float">
            <text:p>216</text:p>
          </table:table-cell>
          <table:table-cell table:formula="of:=[.D11]" office:value-type="float" office:value="2" calcext:value-type="float">
            <text:p>2</text:p>
          </table:table-cell>
          <table:table-cell table:formula="of:=[.E11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135577.157816" calcext:value-type="float">
            <text:p>135577.15781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2]" office:value-type="float" office:value="64" calcext:value-type="float">
            <text:p>64</text:p>
          </table:table-cell>
          <table:table-cell table:formula="of:=[.C12]" office:value-type="float" office:value="216" calcext:value-type="float">
            <text:p>216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28000" calcext:value-type="float">
            <text:p>12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280" calcext:value-type="float">
            <text:p>128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63999.78087" calcext:value-type="float">
            <text:p>63999.780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216" calcext:value-type="float">
            <text:p>216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128000" calcext:value-type="float">
            <text:p>12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320" calcext:value-type="float">
            <text:p>32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88912.241379" calcext:value-type="float">
            <text:p>88912.2413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*2" office:value-type="float" office:value="128" calcext:value-type="float">
            <text:p>128</text:p>
          </table:table-cell>
          <table:table-cell table:formula="of:=[.C14]*2" office:value-type="float" office:value="432" calcext:value-type="float">
            <text:p>432</text:p>
          </table:table-cell>
          <table:table-cell table:formula="of:=[.D14]*2" office:value-type="float" office:value="4" calcext:value-type="float">
            <text:p>4</text:p>
          </table:table-cell>
          <table:table-cell table:formula="of:=[.E14]*2" office:value-type="float" office:value="256000" calcext:value-type="float">
            <text:p>2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6000" calcext:value-type="float">
            <text:p>256000</text:p>
          </table:table-cell>
          <table:table-cell office:value-type="float" office:value="3484416.475361" calcext:value-type="float">
            <text:p>3484416.47536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840689.898896" calcext:value-type="float">
            <text:p>840689.898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413727.899271" calcext:value-type="float">
            <text:p>413727.8992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33143.512422" calcext:value-type="float">
            <text:p>133143.5124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38907.017348" calcext:value-type="float">
            <text:p>38907.0173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052.142244" calcext:value-type="float">
            <text:p>54052.14224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128" calcext:value-type="float">
            <text:p>128</text:p>
          </table:table-cell>
          <table:table-cell table:formula="of:=[.C21]" office:value-type="float" office:value="432" calcext:value-type="float">
            <text:p>432</text:p>
          </table:table-cell>
          <table:table-cell table:formula="of:=[.D21]" office:value-type="float" office:value="4" calcext:value-type="float">
            <text:p>4</text:p>
          </table:table-cell>
          <table:table-cell table:formula="of:=[.E21]" office:value-type="float" office:value="256000" calcext:value-type="float">
            <text:p>256000</text:p>
          </table:table-cell>
          <table:table-cell table:formula="of:=[.F21]*2" office:value-type="float" office:value="256" calcext:value-type="float">
            <text:p>256</text:p>
          </table:table-cell>
          <table:table-cell office:value-type="float" office:value="6561" calcext:value-type="float">
            <text:p>65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.02" calcext:value-type="float">
            <text:p>39.02</text:p>
          </table:table-cell>
          <table:table-cell office:value-type="float" office:value="1428550.577104" calcext:value-type="float">
            <text:p>1428550.5771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2]*2" office:value-type="float" office:value="256" calcext:value-type="float">
            <text:p>256</text:p>
          </table:table-cell>
          <table:table-cell table:formula="of:=[.C22]*2" office:value-type="float" office:value="864" calcext:value-type="float">
            <text:p>864</text:p>
          </table:table-cell>
          <table:table-cell table:formula="of:=[.D22]*2" office:value-type="float" office:value="8" calcext:value-type="float">
            <text:p>8</text:p>
          </table:table-cell>
          <table:table-cell table:formula="of:=[.E22]*2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8" calcext:value-type="float">
            <text:p>56888.88</text:p>
          </table:table-cell>
          <table:table-cell office:value-type="float" office:value="660388.140703" calcext:value-type="float">
            <text:p>660388.1407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512000" calcext:value-type="float">
            <text:p>51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94583.810215" calcext:value-type="float">
            <text:p>194583.81021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49815.62627" calcext:value-type="float">
            <text:p>49815.6262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8]" office:value-type="float" office:value="256" calcext:value-type="float">
            <text:p>256</text:p>
          </table:table-cell>
          <table:table-cell table:formula="of:=[.C28]" office:value-type="float" office:value="864" calcext:value-type="float">
            <text:p>864</text:p>
          </table:table-cell>
          <table:table-cell table:formula="of:=[.D28]" office:value-type="float" office:value="8" calcext:value-type="float">
            <text:p>8</text:p>
          </table:table-cell>
          <table:table-cell table:formula="of:=[.E28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3200" calcext:value-type="float">
            <text:p>3200</text:p>
          </table:table-cell>
          <table:table-cell office:value-type="float" office:value="48990.928405" calcext:value-type="float">
            <text:p>48990.928405</text:p>
          </table:table-cell>
        </table:table-row>
      </table:table>
      <table:table table:name="256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2272087.618687" calcext:value-type="float">
            <text:p>2272087.6186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1296161.738749" calcext:value-type="float">
            <text:p>1296161.7387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529.41" calcext:value-type="float">
            <text:p>7529.41</text:p>
          </table:table-cell>
          <table:table-cell office:value-type="float" office:value="843381.078022" calcext:value-type="float">
            <text:p>843381.0780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717592.157499" calcext:value-type="float">
            <text:p>717592.1574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8573.621185" calcext:value-type="float">
            <text:p>548573.6211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400" calcext:value-type="float">
            <text:p>384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278066.511896" calcext:value-type="float">
            <text:p>2278066.511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59219.89778" calcext:value-type="float">
            <text:p>1259219.8977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058.82" calcext:value-type="float">
            <text:p>15058.82</text:p>
          </table:table-cell>
          <table:table-cell office:value-type="float" office:value="888853.72267" calcext:value-type="float">
            <text:p>888853.7226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899791.937645" calcext:value-type="float">
            <text:p>899791.93764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588957.347822" calcext:value-type="float">
            <text:p>588957.3478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2]" office:value-type="float" office:value="128" calcext:value-type="float">
            <text:p>128</text:p>
          </table:table-cell>
          <table:table-cell table:formula="of:=2*[.C12]" office:value-type="float" office:value="432" calcext:value-type="float">
            <text:p>432</text:p>
          </table:table-cell>
          <table:table-cell table:formula="of:=2*[.D12]" office:value-type="float" office:value="4" calcext:value-type="float">
            <text:p>4</text:p>
          </table:table-cell>
          <table:table-cell table:formula="of:=2*[.E1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160804.508921" calcext:value-type="float">
            <text:p>1160804.50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" office:value-type="float" office:value="128" calcext:value-type="float">
            <text:p>128</text:p>
          </table:table-cell>
          <table:table-cell table:formula="of:=[.C14]" office:value-type="float" office:value="432" calcext:value-type="float">
            <text:p>432</text:p>
          </table:table-cell>
          <table:table-cell table:formula="of:=[.D14]" office:value-type="float" office:value="4" calcext:value-type="float">
            <text:p>4</text:p>
          </table:table-cell>
          <table:table-cell table:formula="of:=[.E14]" office:value-type="float" office:value="1024000" calcext:value-type="float">
            <text:p>1024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117.65" calcext:value-type="float">
            <text:p>30117.65</text:p>
          </table:table-cell>
          <table:table-cell office:value-type="float" office:value="384102.438921" calcext:value-type="float">
            <text:p>384102.43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" office:value-type="float" office:value="128" calcext:value-type="float">
            <text:p>128</text:p>
          </table:table-cell>
          <table:table-cell table:formula="of:=[.C15]" office:value-type="float" office:value="432" calcext:value-type="float">
            <text:p>432</text:p>
          </table:table-cell>
          <table:table-cell table:formula="of:=[.D15]" office:value-type="float" office:value="4" calcext:value-type="float">
            <text:p>4</text:p>
          </table:table-cell>
          <table:table-cell table:formula="of:=[.E1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29711.597834" calcext:value-type="float">
            <text:p>429711.59783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238.349276" calcext:value-type="float">
            <text:p>329238.3492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2*[.B17]" office:value-type="float" office:value="256" calcext:value-type="float">
            <text:p>256</text:p>
          </table:table-cell>
          <table:table-cell table:formula="of:=2*[.C17]" office:value-type="float" office:value="864" calcext:value-type="float">
            <text:p>864</text:p>
          </table:table-cell>
          <table:table-cell table:formula="of:=2*[.D17]" office:value-type="float" office:value="8" calcext:value-type="float">
            <text:p>8</text:p>
          </table:table-cell>
          <table:table-cell table:formula="of:=2*[.E17]" office:value-type="float" office:value="2048000" calcext:value-type="float">
            <text:p>204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9200" calcext:value-type="float">
            <text:p>1792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27555.56" calcext:value-type="float">
            <text:p>227555.56</text:p>
          </table:table-cell>
          <table:table-cell office:value-type="float" office:value="1262627.991112" calcext:value-type="float">
            <text:p>1262627.991112</text:p>
          </table:table-cell>
        </table:table-row>
        <table:table-row table:style-name="ro1">
          <table:table-cell/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2048000" calcext:value-type="float">
            <text:p>2048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0235.29" calcext:value-type="float">
            <text:p>60235.29</text:p>
          </table:table-cell>
          <table:table-cell office:value-type="float" office:value="372860.472622" calcext:value-type="float">
            <text:p>372860.472622</text:p>
          </table:table-cell>
        </table:table-row>
        <table:table-row table:style-name="ro1">
          <table:table-cell/>
          <table:table-cell table:formula="of:=[.B20]" office:value-type="float" office:value="256" calcext:value-type="float">
            <text:p>256</text:p>
          </table:table-cell>
          <table:table-cell table:formula="of:=[.C20]" office:value-type="float" office:value="864" calcext:value-type="float">
            <text:p>864</text:p>
          </table:table-cell>
          <table:table-cell table:formula="of:=[.D20]" office:value-type="float" office:value="8" calcext:value-type="float">
            <text:p>8</text:p>
          </table:table-cell>
          <table:table-cell table:formula="of:=[.E20]" office:value-type="float" office:value="2048000" calcext:value-type="float">
            <text:p>204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455699.903664" calcext:value-type="float">
            <text:p>455699.903664</text:p>
          </table:table-cell>
        </table:table-row>
        <table:table-row table:style-name="ro1">
          <table:table-cell/>
          <table:table-cell table:formula="of:=[.B21]" office:value-type="float" office:value="256" calcext:value-type="float">
            <text:p>256</text:p>
          </table:table-cell>
          <table:table-cell table:formula="of:=[.C21]" office:value-type="float" office:value="864" calcext:value-type="float">
            <text:p>864</text:p>
          </table:table-cell>
          <table:table-cell table:formula="of:=[.D21]" office:value-type="float" office:value="8" calcext:value-type="float">
            <text:p>8</text:p>
          </table:table-cell>
          <table:table-cell table:formula="of:=[.E21]"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6148.009449" calcext:value-type="float">
            <text:p>226148.0094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21:16:35.255585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57:30.802385892</meta:creation-date>
    <dc:date>2016-09-30T22:48:19.541537424</dc:date>
    <meta:editing-duration>PT9H1S</meta:editing-duration>
    <meta:editing-cycles>26</meta:editing-cycles>
    <meta:generator>LibreOffice/5.1.4.2$Linux_X86_64 LibreOffice_project/10m0$Build-2</meta:generator>
    <dc:creator>Michael Gardner</dc:creator>
    <meta:document-statistic meta:table-count="4" meta:cell-count="933" meta:object-count="0"/>
  </office:meta>
</office:document-meta>
</file>